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5cf4" officeooo:paragraph-rsid="00035cf4"/>
    </style:style>
    <style:style style:name="P2" style:family="paragraph" style:parent-style-name="Standard">
      <style:text-properties officeooo:rsid="0003c43d" officeooo:paragraph-rsid="0003c43d"/>
    </style:style>
    <style:style style:name="P3" style:family="paragraph" style:parent-style-name="Standard">
      <style:text-properties fo:font-weight="bold" officeooo:rsid="0003c43d" officeooo:paragraph-rsid="0003c43d" style:font-weight-asian="bold" style:font-weight-complex="bold"/>
    </style:style>
    <style:style style:name="P4" style:family="paragraph" style:parent-style-name="Standard">
      <style:text-properties fo:font-weight="bold" officeooo:rsid="00047f0d" officeooo:paragraph-rsid="00047f0d" style:font-weight-asian="bold" style:font-weight-complex="bold"/>
    </style:style>
    <style:style style:name="P5" style:family="paragraph" style:parent-style-name="Standard">
      <style:text-properties fo:font-weight="normal" officeooo:rsid="0003c43d" officeooo:paragraph-rsid="0003c43d" style:font-weight-asian="normal" style:font-weight-complex="normal"/>
    </style:style>
    <style:style style:name="P6" style:family="paragraph" style:parent-style-name="Standard">
      <style:text-properties fo:font-weight="normal" officeooo:rsid="00047f0d" officeooo:paragraph-rsid="00047f0d" style:font-weight-asian="normal" style:font-weight-complex="normal"/>
    </style:style>
    <style:style style:name="T1" style:family="text">
      <style:text-properties officeooo:rsid="00047f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y bienvenido de nuevo, en esta lección <text:s/>quiero que veamos lo que significa valor absoluto, representa lo siguiente</text:p>
      <text:p text:style-name="P1"/>
      <text:p text:style-name="P1"><text:tab/><text:tab/><text:tab/>abs(a)= a si a&gt;=0, <text:s/>-a si a&lt;0</text:p>
      <text:p text:style-name="P1"/>
      <text:p text:style-name="P1">es decir que el valor absoluto siempre sera positivo, pues bien teniendo esto en cuenta , la expresión </text:p>
      <text:p text:style-name="P1"><text:tab/><text:tab/><text:tab/>abs(x)=a</text:p>
      <text:p text:style-name="P1">siendo a un número real positivo, entonces x=a o x=-a </text:p>
      <text:p text:style-name="P1"/>
      <text:p text:style-name="P2">con esto en mente veamos como se <text:span text:style-name="T1">resolvería</text:span> una <text:span text:style-name="T1">ecuación</text:span> con valor absoluto, </text:p>
      <text:p text:style-name="P2"/>
      <text:p text:style-name="P2"><text:tab/><text:tab/><text:tab/><text:tab/>abs(-2x)=9</text:p>
      <text:p text:style-name="P2">implica <text:tab/></text:p>
      <text:p text:style-name="P2"><text:tab/><text:tab/><text:tab/><text:tab/>-2x=9 o 2x=9</text:p>
      <text:p text:style-name="P2">si lo notan una ecuación con valor absoluto se descompone en dos ecuaciones lo que nos daría dos resultados, para este caso los resultados son x=+-9/2</text:p>
      <text:p text:style-name="P2"/>
      <text:p text:style-name="P2">veamos otro ejemplo para que quede más claro </text:p>
      <text:p text:style-name="P2"><text:tab/><text:tab/><text:tab/><text:tab/>abs(5x-3)=8</text:p>
      <text:p text:style-name="P2">lo que implica</text:p>
      <text:p text:style-name="P2"><text:tab/><text:tab/><text:tab/><text:tab/>5x-3=8 o 5x-3=-8</text:p>
      <text:p text:style-name="P2">lo que nos da las soluciones </text:p>
      <text:p text:style-name="P2"><text:tab/><text:tab/><text:tab/><text:tab/>x=11/5, x=-1</text:p>
      <text:p text:style-name="P2">ahora bien para resolver desigualdades con valor absoluto, en realidad es muy sencillo para eso tenemos este teorema, </text:p>
      <text:p text:style-name="P2">el conjunto <text:span text:style-name="T1">solución</text:span> de la desigualdad </text:p>
      <text:p text:style-name="P2"><text:tab/><text:tab/><text:tab/><text:tab/>abs(x)&lt;a</text:p>
      <text:p text:style-name="P2">es (-a,a)</text:p>
      <text:p text:style-name="P2">y el conjunto solución de la desigualdad </text:p>
      <text:p text:style-name="P2"/>
      <text:p text:style-name="P2"><text:tab/><text:tab/><text:tab/><text:tab/>abs(x)&gt;a</text:p>
      <text:p text:style-name="P2">es (-infinito, -a)U(a, infinito)</text:p>
      <text:p text:style-name="P5">el <text:span text:style-name="T1">símbolo</text:span> de unión no lo había utilizado hasta ahora pero no significa otra cosa que tomar los valores de ambos conjuntos, <text:span text:style-name="T1">así que no te preocupes no es nada especial, también existe el símbolo intersección que significa tomar los valores que comparten ambos conjuntos, </text:span></text:p>
      <text:p text:style-name="P2"/>
      <text:p text:style-name="P3">NOTA DEMOSTRAR ESTE TEOREMA </text:p>
      <text:p text:style-name="P4"/>
      <text:p text:style-name="P6">veamos algunos ejemplos para que quede más claro</text:p>
      <text:p text:style-name="P6"/>
      <text:p text:style-name="P4">UTILIZAR LOS EJEMPLOS DE LA PAGINA 179</text:p>
      <text:p text:style-name="P4"/>
      <text:p text:style-name="P6">ya para finalizar esta lección me gustaría platicar una peculiaridad interesante de las matemáticas, y es que es muy común que la gente incluso en los maestros de institutos, digan que raíz(x**2) = x esto no es verdad en realidad <text:s/>raíz(x**2) = abs(x) por el hecho de que si utilizáramos -1, <text:s/>raíz(-1**2) = <text:s/>raíz(1)=1 <text:s/>en este caso en particular x=-1 y puedes ver que al utilizar <text:s/>raíz(x**2) = x nos quedaría como <text:s/>raíz(-1**2) = -1, lo cual no es verdad, así que si en tu instituto o escuela te dicen que <text:s/>raíz(x**2) = x, puedes estar seguro de que el profesor esta cometiendo un erro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2:09:08.916000000</meta:creation-date>
    <dc:date>2019-06-29T12:39:56.817000000</dc:date>
    <meta:editing-duration>PT10M4S</meta:editing-duration>
    <meta:editing-cycles>1</meta:editing-cycles>
    <meta:document-statistic meta:table-count="0" meta:image-count="0" meta:object-count="0" meta:page-count="1" meta:paragraph-count="28" meta:word-count="330" meta:character-count="1958" meta:non-whitespace-character-count="1600"/>
    <meta:generator>LibreOffice/6.2.2.2$Windows_X86_64 LibreOffice_project/2b840030fec2aae0fd2658d8d4f9548af4e3518d</meta:generator>
  </office:meta>
</office:document-meta>
</file>